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padding-left="0in" fo:padding-right="0in" fo:padding-top="0in" fo:padding-bottom="0.0193in" fo:border-left="none" fo:border-right="none" fo:border-top="none" fo:border-bottom="0.06pt dotted #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llection of news: </text:p>
      <text:p text:style-name="Standard">Topic 1: (politics)</text:p>
      <text:h text:style-name="Heading_20_1" text:outline-level="1">North Korea 'readies rocket force' after US stealth flights</text:h>
      <text:p text:style-name="Text_20_body">State news agency KCNA said leader Kim Jong-un signed off on the order at a late-night meeting of top generals. </text:p>
      <text:p text:style-name="Text_20_body">The time had come to "settle accounts" with the US, KCNA quoted him as saying, with the B-2 flights an "ultimatum".</text:p>
      <text:p text:style-name="Text_20_body">Pyongyang has been angered by fresh UN sanctions and annual US-South Korea military drills.</text:p>
      <text:p text:style-name="Text_20_body">"If they make a reckless provocation with huge strategic forces, the Korean People's Army (KPA) should mercilessly strike the US mainland, their stronghold, their military bases in the operational theatres in the Pacific, including Hawaii and Guam, and those in South Korea," KCNA quoted Kim Jong-un as saying.</text:p>
      <text:p text:style-name="Text_20_body">Kim Jong-un "finally signed the plan on technical preparations of strategic rockets of the KPA, ordering them to be stand-by for fire so that they may strike any time", the report added.</text:p>
      <text:p text:style-name="Text_20_body">A Yonhap news agency report citing an unidentified military official said increased activity had been noted at North Korea's missile sites, but this remains unconfirmed.</text:p>
      <text:p text:style-name="Text_20_body">The US - which flew two stealth bombers over the peninsula on Thursday as part of the ongoing military drills - has said it is ready for "any eventuality" on the peninsula.</text:p>
      <text:p text:style-name="Text_20_body"><text:a xlink:type="simple" xlink:href="http://www.usfk.mil/usfk/press-release.u.s.b.2.bombers.conduct.extended.deterrence.mission.to.the.republic.of.korea.1041">In a statement</text:a>, it said that the B-2 planes demonstrated America's ability to "provide extended deterrence" to its allies and conduct "long-range, precision strikes quickly and at will".</text:p>
      <text:p text:style-name="Text_20_body"><text:bookmark text:name="story_continues_2"/>"The North Koreans have to understand that what they're doing is very dangerous," US Defence Secretary Chuck Hagel told reporters on Thursday. "We must make clear that these provocations by the North are taken by us very seriously and we'll respond to that." </text:p>
      <text:p text:style-name="Text_20_body">The US flew nuclear-capable B-52 bombers over South Korea earlier this month, in what it called a response to escalating North Korean threats.</text:p>
      <text:p text:style-name="Text_20_body">Unprecedented rhetoric </text:p>
      <text:p text:style-name="Text_20_body">Tensions in the Korean peninsula are high following North Korea's third nuclear test on 12 February, which led to the imposition of a fresh raft of sanctions. </text:p>
      <text:p text:style-name="Text_20_body">North Korea has made multiple threats against both the US and South Korea in recent weeks, including warning of a "pre-emptive nuclear strike" on the US and the scrapping of the Korean War armistice.</text:p>
      <text:p text:style-name="Text_20_body">North Korea is not thought to have the technology to strike the US mainland with either a nuclear weapon or a ballistic missile, but it is capable of targeting some US military bases in Asia with its mid-range missiles.</text:p>
      <text:p text:style-name="Text_20_body">While North Korea has issued threats against the US and South Korea in the past, this level of sustained rhetoric is unusual, observers say. </text:p>
      <text:p text:style-name="Text_20_body">On 16 March, North Korea warned of attacks against South Korea's border islands, and advised residents to leave the islands. In 2010 it shelled South Korea's Yeonpyeong island, causing four deaths.</text:p>
      <text:p text:style-name="Text_20_body"><text:soft-page-break/>On Wednesday, Pyongyang also cut a military hotline with the south - the last direct official link between the two nations.</text:p>
      <text:p text:style-name="Text_20_body">A Red Cross hotline and another line used to communicate with the UN Command at Panmunjom have already been cut, although an inter-Korean air-traffic hotline still exists.</text:p>
      <text:p text:style-name="Text_20_body">China, North Korea's biggest trading partner, has called for calm from all sides.</text:p>
      <text:p text:style-name="Text_20_body">Speaking at a press conference on Tuesday, Chinese Foreign Ministry spokesman Hong Lei said he hoped all "relevant parties [would] exercise restraint so as to ease the tension".</text:p>
      <text:p text:style-name="Standard"/>
      <text:p text:style-name="Standard">….....................................................................................................................................</text:p>
      <text:p text:style-name="Standard"/>
      <text:p text:style-name="Standard">News topic 2: (sports )</text:p>
      <text:h text:style-name="Heading_20_1" text:outline-level="1">Michel Platini: Goal-line technology too costly for Champions League</text:h>
      <text:p text:style-name="Text_20_body">Platini, 57, said he would rather the money was spent on youth football. </text:p>
      <text:p text:style-name="Text_20_body">"I prefer to put more money into youth football and infrastructure than spend it on technology when there's a goal in a blue moon that hasn't been seen by a referee," he said. </text:p>
      <text:p text:style-name="Text_20_body">Platini added that he was happy with the five-man referee system, used in the Champions League and Europa League. </text:p>
      <text:p text:style-name="Text_20_body">Fifa is set to use <text:a xlink:type="simple" xlink:href="http://www.bbc.co.uk/sport/0/football/21505488">goal-line technology at the 2014 World Cup in Brazil.</text:a> </text:p>
      <text:p text:style-name="Text_20_body">Platini said the technology would need to be installed in 280 stadiums for European football, which the former France international sees as unnecessary. </text:p>
      <text:p text:style-name="Text_20_body">"It would cost around 54 million euros (£46m) over five years for this technology, so it's quite expensive for the sort of mistake which happens once every 40 years," he said. </text:p>
      <text:p text:style-name="Text_20_body">"In the Champions League, I'm very happy with the results (of a five-man team). Practically no mistakes have been made and the referees see practically everything that happens on the pitch." </text:p>
      <text:p text:style-name="Standard">contains image : (image2)</text:p>
      <text:p text:style-name="Standard"/>
      <text:p text:style-name="Standard"/>
      <text:p text:style-name="Standard">…................................................................................................................</text:p>
      <text:p text:style-name="Standard">News 3 (sports)</text:p>
      <text:h text:style-name="Heading_20_1" text:outline-level="1">England fans reported for 'racist abuse' of Ferdinand brothers</text:h>
      <text:p text:style-name="Text_20_body">The chanting was said to be directed towards Rio Ferdinand, who pulled out of the England squad, and his brother Anton Ferdinand. </text:p>
      <text:p text:style-name="Text_20_body">Fare executive director Piara Power said: "I personally think there was an undercurrent of race there. </text:p>
      <text:p text:style-name="Text_20_body">"Other people have thought that it has been imbued with racist overtones." </text:p>
      <text:p text:style-name="Text_20_body"><text:soft-page-break/>The Football Association said it would not comment while it was awaiting notification from Fare about its report to the sport's world governing body. </text:p>
      <text:p text:style-name="Text_20_body">Power added: "Although we did not have observers at the match we have pulled together evidence sent to us including media comment and have passed that on to Fifa. </text:p>
      <text:p text:style-name="Text_20_body">"Whether Fifa think that is strong enough to take action is another question entirely and we accept that it is certainly an unusual report." </text:p>
      <text:p text:style-name="Text_20_body">The network, Football Against Racism in Europe, is a group of organisations from several European countries which has worked with Fifa and European governing body Uefa to eradicate discrimination in football. </text:p>
      <text:p text:style-name="Text_20_body">Manchester United defender Rio Ferdinand <text:a xlink:type="simple" xlink:href="http://www.bbc.co.uk/sport/0/football/21877120">was called up into the England squad</text:a> for the first time since 2011, but then withdrew stating that he had a "pre-planned programme". It was then reported that the 34-year-old would be travelling to Qatar to work as a television pundit covering the game in San Marino. </text:p>
      <text:p text:style-name="Text_20_body">England went on to <text:a xlink:type="simple" xlink:href="http://www.bbc.co.uk/sport/0/football/21653049">thrash the minnows</text:a> in Serraville, before travelling to Montenegro, where they were <text:a xlink:type="simple" xlink:href="http://www.bbc.co.uk/sport/0/football/21879294">held to a 1-1 draw</text:a> by the Group H leaders. </text:p>
      <text:p text:style-name="Text_20_body">England coach Roy Hodgson said after the first qualifier that he had heard the abuse, adding: "I'm not deaf. But I've absolutely no comment to make on it." </text:p>
      <text:p text:style-name="Text_20_body">Meanwhile, Uefa has again encouraged referees to halt matches if officials are aware of any racism. </text:p>
      <text:p text:style-name="Text_20_body">The executive committee said it "recommends and fully supports referees to stop matches in cases of racism and calls on national associations and leagues to do the same" in a resolution drawn up by the Professional Football Strategy Council (PFSC) and ratified on Thursday. </text:p>
      <text:p text:style-name="Text_20_body">Uefa also called "on the players and coaches - namely those with most influence on the perpetrators of racist acts - to speak out, even if this may mean criticising their own fans or players." </text:p>
      <text:p text:style-name="Standard"/>
      <text:p text:style-name="Standard">…........................................................................................................</text:p>
      <text:p text:style-name="Standard">news 4 (sports)</text:p>
      <text:p text:style-name="Text_20_body">KATHMANDU, MAR 28 - </text:p>
      <text:p text:style-name="P1">Nepal’s batting proved a weak link once again as they went down by six wickets against Hong Kong in their ACC Twenty20 Cup match on Wednesday. The hosts looked a shadow of the team that started off their campaign in convincing style on Tuesday at the Tribhuvan University <text:a xlink:type="simple" xlink:href="http://www.ekantipur.com/en/related-news/cricket-833.html">Cricket</text:a> Ground. </text:p>
      <text:p text:style-name="Text_20_body">Nepal lost wickets at regular intervals to muster just 115/9 which was overhauled by Hong Kong in just 16.3 overs for the loss of four wickets. The result means Hong Kong are on top of Group A with four points, while Nepal are second with two and must win the remaining two matches to reach the semi-finals.</text:p>
      <text:p text:style-name="Text_20_body">Nizakat Khan cracked unbeaten 42 runs to guide Hong Kong to their second consecutive victory in Group A. Hong Kong won their opening match against Malaysia by six wickets on Tuesday. </text:p>
      <text:p text:style-name="Text_20_body">Openers Irfan Ahmed and Waqas Barkat gave a decent start to Hong Kong, sharing an opening stand of 41 runs. A low diving catch by Shakti Gauchan at deep off Basanta Regmi ended Irfan’s 16-ball 30 runs knock in 3.4 overs. He smashed three boundaries and two sixes. </text:p>
      <text:p text:style-name="Text_20_body">Gauchan bowled Aktinson for a duck in the very next over as Hong Kong were two wickets down at the same score. But Barkat and Nizakat’s 60-run partnership put Hong Kong back into the driving seat. Left-arm spinner Regmi once again revived the home team’s hopes, claiming a couple of wickets in the <text:soft-page-break/>15th over. He bowled Barkat (36) in the fourth ball of the over and sent back C K Kruger for a duck two balls later. But the hosts failed to make any further breakthrough as Hong Kong cruised home quite convincingly. </text:p>
      <text:p text:style-name="Text_20_body">Earlier, Nepal opting to bat first lost their first wicket with just 16 runs on the board when Tanwir Afzal trapped Subash Khakurel leg before in the fifth over. Pradeep Airee and Gyanendra Malla stitched a 20-run stand for the second wicket before Airee (21) was caught behind off the bowling of Afzal. </text:p>
      <text:p text:style-name="Text_20_body">Malla held one end to keep alive Nepal’s hopes but wickets continued to tumble at the other as Paras Khadka (4), Binod Bhandari (15), Sharad Vesawkar (5) and Regmi (5) all returned to the pavillion in a hurry. </text:p>
      <text:p text:style-name="Text_20_body">Nepal reached 50 runs in 9.1 overs with a towering six from Bhandari off Nizaat. But the hosts struggled for runs as they reached 100 runs only in 17.2 overs. Any hopes of Nepal posting an imposing total ended when Malla, going for a maximum, mistimed his shot and was caught by Anshuman Rath at extra cover off Aizaz Khan in 18.3 overs with 107/8 on the board. </text:p>
      <text:p text:style-name="Text_20_body">Gauchan, who came to the middle after the fall of Malla, made his intentions clear hitting Aizaz for a six off the second ball he faced. But he was soon run out after adding 11 runs. </text:p>
      <text:p text:style-name="Text_20_body">Nepal’s coach Pubudu Dassanayake pointed the team’s poor batting for the loss. “We didn’t have anyone to consolidate the innings and we were 20-30 runs short,” the Sri Lankan said after the match, lamenting the team’s injury worries. “Malla and Sanjam Regmi were not hundred percent fit.” Malla has a problem on his shoulder and Regmi has a leg injury.</text:p>
      <text:p text:style-name="Text_20_body">Nepal team captain Khadka said his team did not play up to their potential. “In T20 you win matches by getting runs and we didn’t bat well today,” he said.”</text:p>
      <text:p text:style-name="Text_20_body">Meanwhile, Kuwait toiled hard before edging Bahrain by three wickets in the other match at the TU ground. </text:p>
      <text:p text:style-name="Text_20_body">Maldives shrugged off their loss in the opening match to Nepal to register a five-wicket win against Singapore at the Pulchowk Engineering Campus Ground, Lalitpur on Wednesday. </text:p>
      <text:p text:style-name="Text_20_body">In the all-Arabian affair, United Arab Emirates (UAE) put off the challenge of Oman with a seven-wicket victory</text:p>
      <text:p text:style-name="Standard">(image <text:s/>nepali cricket <text:s/>)</text:p>
      <text:p text:style-name="Standard"/>
      <text:p text:style-name="Standard">….....................................................................</text:p>
      <text:p text:style-name="Standard">news 4 (sports)</text:p>
      <text:h text:style-name="Heading_20_2" text:outline-level="2">Shiva Ram defends Surya Nepal Match Play title</text:h>
      <text:p text:style-name="P1">Shiva Ram Shrestha defended the title of the Surya Nepal NPGA Match Play <text:a xlink:type="simple" xlink:href="http://www.ekantipur.com/en/related-news/golf-4330.html">golf</text:a> tournament at the Royal Nepal Golf Club on Wednesday.</text:p>
      <text:p text:style-name="Text_20_body">Nepal No 1 pro, Shiva Ram defeated No 7 Sanjay Lama of Army Golf Club 2/1. The final was played over 36 holes. In the third place match that was played over 18 holes, No 14 Deepak Acharya triumphed after his opponent No 4 Surya Prasad Sharma pulled out midway through the round. </text:p>
      <text:p text:style-name="Text_20_body">Gokarna pro Deepak was 4-up after the completion of 12 holes when Surya handed victory.</text:p>
      <text:p text:style-name="Text_20_body">In the final of the ninth event under the Surya Nepal Golf Tour 2012-13, the RNGC pro Shiva Ram took the turn at 2-up and maintained the lead after the completion of 18 holes. Shiva Ram extended the lead to 3-up after 27 holes and completed the victory on the 35th hole to capture his 21st career title.</text:p>
      <text:p text:style-name="Text_20_body"><text:soft-page-break/>A total of 16 players as per the Order of Merit of 2011-12 season participated in the tournament. Out of the total cash purse of Rs 200,000, champion Shiva Ram received Rs 50,000, while runner-up Sanjay earned Rs 30,000. Third-placed Deepak got Rs 22,000 and fourth-placed Surya received Rs 18,000.</text:p>
      <text:p text:style-name="Text_20_body">The losing quarter-finalists—Ram Thapa, Yelamber Singh Adhikari, Deepak Thapa Magar and Pashupati Sharma—received Rs 10,000 each. Likewise, the losers of the first round—Rabi Khadka, Mani Rai, Ramesh Adhikari, Ramesh Nagarkoti, CB Bhandari, Dhana Thapa, Umesh Nagarkoti and Ram Krishna Shrestha - got Rs 5,000 each.</text:p>
      <text:p text:style-name="Text_20_body">President of Royal Nepal Golf Club Prachanda Bahadur Shrestha, General Secretary of Nepal Golf Association Tashi Ghale, Advisor of Nepal PGA Ghana Shyam Thapa and President of Nepal PGA Rabindra Man Shrestha handed over the prizes to the winners. The season will conclude with the Surya Nepal Tour Championship in April.</text:p>
      <text:p text:style-name="Standard"/>
      <text:p text:style-name="Standard">Image (golf)</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9T10:35:03</meta:creation-date>
    <dc:date>2013-03-29T11:05:29</dc:date>
    <meta:editing-duration>PT29M42S</meta:editing-duration>
    <meta:editing-cycles>18</meta:editing-cycles>
    <meta:generator>LibreOffice/3.5$Linux_X86_64 LibreOffice_project/350m1$Build-2</meta:generator>
    <meta:document-statistic meta:table-count="0" meta:image-count="0" meta:object-count="0" meta:page-count="5" meta:paragraph-count="79" meta:word-count="2051" meta:character-count="12433" meta:non-whitespace-character-count="10421"/>
  </office:meta>
</office:document-meta>
</file>